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0000" draw:marker-start-width="0.242cm" draw:marker-end-width="0.242cm" draw:fill="solid" draw:fill-color="#000000" loext:fill-use-slide-background="false" draw:opacity="100%" draw:textarea-horizontal-align="justify" draw:textarea-vertical-align="middle" draw:auto-grow-height="false" fo:min-height="0.988cm" fo:min-width="0.738cm" fo:padding-top="0.139cm" fo:padding-bottom="0.139cm" fo:padding-left="0.264cm" fo:padding-right="0.264cm" fo:wrap-option="wrap" draw:shadow="hidden"/>
    </style:style>
    <style:style style:name="gr2" style:family="graphic" style:parent-style-name="standard">
      <style:graphic-properties svg:stroke-width="0.053cm" svg:stroke-color="#111111" draw:marker-start-width="0.279cm" draw:marker-end-width="0.279cm" draw:fill="none" loext:fill-use-slide-background="false" draw:textarea-horizontal-align="justify" draw:textarea-vertical-align="middle" draw:auto-grow-height="false" fo:min-height="3.425cm" fo:min-width="18.82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solid" draw:fill-color="#808080" loext:fill-use-slide-background="false" draw:textarea-horizontal-align="justify" draw:textarea-vertical-align="middle" draw:auto-grow-height="false" fo:min-height="5.457cm" fo:min-width="11.661cm"/>
    </style:style>
    <style:style style:name="gr4" style:family="graphic" style:parent-style-name="standard">
      <style:graphic-properties draw:stroke="none" draw:fill-color="#2a6099" draw:opacity="27%" draw:textarea-horizontal-align="justify" draw:textarea-vertical-align="middle" draw:auto-grow-height="false" fo:min-height="7.582cm" fo:min-width="1.852cm"/>
    </style:style>
    <style:style style:name="gr5" style:family="graphic" style:parent-style-name="objectwithoutfill">
      <style:graphic-properties svg:stroke-width="0.106cm" svg:stroke-color="#ffff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8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withoutfill">
      <style:graphic-properties svg:stroke-width="0.106cm" svg:stroke-color="#2a6099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Dash" svg:stroke-linecap="butt" draw:fill="none" loext:fill-use-slide-background="false" draw:opacity="38%" draw:textarea-horizontal-align="justify" draw:textarea-vertical-align="middle" draw:auto-grow-height="false" fo:min-height="1.5cm" fo:min-width="10.435cm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0.104cm" fo:min-width="0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-color="#2a6099" draw:opacity="27%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opacity="38%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514cm" svg:height="0.461cm" svg:x="0.749cm" svg:y="17.052cm" svg:viewBox="0 0 1515 462" svg:d="M151 448h300v-24l1027 10c6-42 9-84 9-127 0-102-18-204-53-299l27-8c36 98 54 202 54 307 0 48-3 96-11 144 0 1-1 3-2 4-1 2-3 4-5 5-2 2-5 2-7 2l-1484-14c-2 0-4-1-6-2l151-46v3l-57 18h57zM157 398l269-82-261 82z">
          <text:p/>
        </draw:path>
        <draw:custom-shape draw:style-name="gr2" draw:text-style-name="P2" draw:layer="layout" svg:width="38.75cm" svg:height="11.5cm" svg:x="0.75cm" svg:y="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2.161cm" svg:height="5.707cm" draw:transform="skewX (0.0249582083035189) rotate (0.288677458279862) translate (16.249cm 6.8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352cm" svg:height="7.832cm" draw:transform="skewX (-0.000349065850398862) rotate (0.283441470523879) translate (20.563cm 8.365cm)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2.76cm" svg:y1="8cm" svg:x2="22.75cm" svg:y2="15.9cm">
          <text:p/>
        </draw:line>
        <draw:line draw:style-name="gr6" draw:text-style-name="P2" draw:layer="layout" svg:x1="22.75cm" svg:y1="7.75cm" svg:x2="25cm" svg:y2="15.25cm">
          <text:p/>
        </draw:line>
        <draw:line draw:style-name="gr7" draw:text-style-name="P2" draw:layer="layout" svg:x1="22.759cm" svg:y1="7.695cm" svg:x2="20.555cm" svg:y2="8.364cm">
          <text:p/>
        </draw:line>
        <draw:line draw:style-name="gr8" draw:text-style-name="P2" draw:layer="layout" svg:x1="22.558cm" svg:y1="7.751cm" svg:x2="35.251cm" svg:y2="3.896cm">
          <text:p/>
        </draw:line>
        <draw:frame draw:style-name="gr9" draw:text-style-name="P5" draw:layer="layout" svg:width="2.691cm" svg:height="0.963cm" svg:x="34cm" svg:y="4.287cm">
          <draw:text-box>
            <text:p>T<text:span text:style-name="T1">MAX</text:span></text:p>
          </draw:text-box>
        </draw:frame>
        <draw:frame draw:style-name="gr9" draw:text-style-name="P5" draw:layer="layout" svg:width="2.691cm" svg:height="0.963cm" svg:x="20.809cm" svg:y="6.787cm">
          <draw:text-box>
            <text:p>F<text:span text:style-name="T1">||</text:span></text:p>
          </draw:text-box>
        </draw:frame>
        <draw:frame draw:style-name="gr9" draw:text-style-name="P5" draw:layer="layout" svg:width="2.691cm" svg:height="0.963cm" svg:x="25cm" svg:y="13.5cm">
          <draw:text-box>
            <text:p>F<text:span text:style-name="T1">⊥</text:span></text:p>
          </draw:text-box>
        </draw:frame>
        <draw:frame draw:style-name="gr9" draw:text-style-name="P5" draw:layer="layout" svg:width="2.691cm" svg:height="0.963cm" svg:x="21.309cm" svg:y="14.5cm">
          <draw:text-box>
            <text:p>F<text:span text:style-name="T1">G</text:span></text:p>
          </draw:text-box>
        </draw:frame>
        <draw:frame draw:style-name="gr9" draw:text-style-name="P5" draw:layer="layout" svg:width="2.691cm" svg:height="0.963cm" svg:x="2.25cm" svg:y="16.85cm">
          <draw:text-box>
            <text:p><text:span text:style-name="T2">α</text:span></text:p>
          </draw:text-box>
        </draw:frame>
        <draw:line draw:style-name="gr7" draw:text-style-name="P2" draw:layer="layout" svg:x1="2.816cm" svg:y1="1.75cm" svg:x2="0.5cm" svg:y2="1.75cm">
          <text:p/>
        </draw:line>
        <draw:line draw:style-name="gr8" draw:text-style-name="P2" draw:layer="layout" svg:x1="0.5cm" svg:y1="2.051cm" svg:x2="13.765cm" svg:y2="2.05cm">
          <text:p/>
        </draw:line>
        <draw:line draw:style-name="gr10" draw:text-style-name="P2" draw:layer="layout" svg:x1="2.806cm" svg:y1="3.45cm" svg:x2="13.75cm" svg:y2="3.449cm">
          <text:p/>
        </draw:line>
        <draw:custom-shape draw:style-name="gr11" draw:text-style-name="P6" draw:layer="layout" svg:width="10.935cm" svg:height="1.75cm" svg:x="2.825cm" svg:y="1.2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6.5cm" svg:height="1.673cm" svg:x="6.25cm" svg:y="3.75cm">
          <draw:text-box>
            <text:p><text:span text:style-name="T3">Finální tažná síla</text:span></text:p>
          </draw:text-box>
        </draw:frame>
        <draw:line draw:style-name="gr10" draw:text-style-name="P2" draw:layer="layout" svg:x1="22.685cm" svg:y1="7.712cm" svg:x2="32.697cm" svg:y2="4.673cm">
          <text:p/>
        </draw:line>
        <draw:custom-shape draw:style-name="gr13" draw:text-style-name="P7" draw:layer="layout" svg:width="0.5cm" svg:height="0.5cm" svg:x="2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6.5cm" svg:height="1.673cm" svg:x="28.8cm" svg:y="5.85cm">
          <draw:text-box>
            <text:p><text:span text:style-name="T3">Finální tažná síla</text:span></text:p>
          </draw:text-box>
        </draw:frame>
        <draw:frame draw:style-name="gr9" draw:text-style-name="P5" draw:layer="layout" svg:width="2.691cm" svg:height="0.963cm" svg:x="1.309cm" svg:y="0.537cm">
          <draw:text-box>
            <text:p>F<text:span text:style-name="T1">||</text:span></text:p>
          </draw:text-box>
        </draw:frame>
        <draw:frame draw:style-name="gr9" draw:text-style-name="P5" draw:layer="layout" svg:width="2.691cm" svg:height="0.963cm" svg:x="1.059cm" svg:y="2.287cm">
          <draw:text-box>
            <text:p>T<text:span text:style-name="T1">MA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0:38:52.595883051</meta:creation-date>
    <dc:date>2023-02-01T15:13:07.636210263</dc:date>
    <meta:editing-duration>PT58M36S</meta:editing-duration>
    <meta:editing-cycles>16</meta:editing-cycles>
    <meta:generator>LibreOffice/7.4.4.2$Linux_X86_64 LibreOffice_project/40$Build-2</meta:generator>
    <meta:document-statistic meta:object-count="23"/>
  </office:meta>
</office:document-meta>
</file>